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753b3" officeooo:paragraph-rsid="002753b3"/>
    </style:style>
    <style:style style:name="P8" style:family="paragraph" style:parent-style-name="Standard">
      <style:text-properties officeooo:rsid="002d0770" officeooo:paragraph-rsid="002d0770"/>
    </style:style>
    <style:style style:name="P9" style:family="paragraph" style:parent-style-name="Standard">
      <style:text-properties officeooo:rsid="002994ba" officeooo:paragraph-rsid="002994ba"/>
    </style:style>
    <style:style style:name="P10" style:family="paragraph" style:parent-style-name="Standard">
      <style:text-properties officeooo:rsid="002e937e" officeooo:paragraph-rsid="002e937e"/>
    </style:style>
    <style:style style:name="P11" style:family="paragraph" style:parent-style-name="Standard">
      <style:text-properties officeooo:rsid="00339d84" officeooo:paragraph-rsid="00339d84"/>
    </style:style>
    <style:style style:name="P12" style:family="paragraph" style:parent-style-name="Standard">
      <style:text-properties officeooo:rsid="003486bc" officeooo:paragraph-rsid="003486bc"/>
    </style:style>
    <style:style style:name="P13" style:family="paragraph" style:parent-style-name="Standard">
      <style:text-properties officeooo:rsid="00367c5d" officeooo:paragraph-rsid="00367c5d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  <style:style style:name="T4" style:family="text">
      <style:text-properties officeooo:rsid="002e937e"/>
    </style:style>
    <style:style style:name="T5" style:family="text">
      <style:text-properties officeooo:rsid="002c4cb9"/>
    </style:style>
    <style:style style:name="T6" style:family="text">
      <style:text-properties officeooo:rsid="0030375c"/>
    </style:style>
    <style:style style:name="T7" style:family="text">
      <style:text-properties officeooo:rsid="00350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>2º Reunión</text:p>
      <text:p text:style-name="P7">Iniciada a las 19:30</text:p>
      <text:p text:style-name="P7">Asisten todos</text:p>
      <text:p text:style-name="P7">Carlos Megías empieza la Tarea 1</text:p>
      <text:p text:style-name="P8">Finalizada a 19:45</text:p>
      <text:p text:style-name="P8"/>
      <text:p text:style-name="P7"/>
      <text:p text:style-name="P9">3º Reunión</text:p>
      <text:p text:style-name="P9">Iniciada a las <text:span text:style-name="T4">20:00</text:span></text:p>
      <text:p text:style-name="P9">Asisten todos</text:p>
      <text:p text:style-name="P9">Carlos <text:span text:style-name="T5">M</text:span>egías termina la Tarea 1 y queda pendiente de revisión</text:p>
      <text:p text:style-name="P10">Finalizada a 20:<text:span text:style-name="T6">20</text:span></text:p>
      <text:p text:style-name="P10"/>
      <text:p text:style-name="P10"/>
      <text:p text:style-name="P11">4º Reunión </text:p>
      <text:p text:style-name="P11">Iniciada a las 19:45</text:p>
      <text:p text:style-name="P11">Asiste Carlos Megías, Pablo Guerrero, Aníbal Zambrana y Ángel (Scrum).</text:p>
      <text:p text:style-name="P11">La tarea de Carlos ya se ha revisado y pasa a terminada</text:p>
      <text:p text:style-name="P11">Las tareas de Aníbal, Erik y la tarea 5 de Pablo se han hecho <text:span text:style-name="T7">hoy</text:span> y quedan pendientes de revisión</text:p>
      <text:p text:style-name="P11">La tarea 4 correspondiente a Pablo ya se ha empezado.</text:p>
      <text:p text:style-name="P12">He ayudado a Erik a subir su tarea debido a dudas con git</text:p>
      <text:p text:style-name="P12">Finalizada a las 20:10</text:p>
      <text:p text:style-name="P2"/>
      <text:p text:style-name="P2"/>
      <text:p text:style-name="P13">5º Reunión</text:p>
      <text:p text:style-name="P13">Iniciada a las 20:30</text:p>
      <text:p text:style-name="P13">Asiste Carlos Megías, Aníbal Zambrana, Erik Flaquer y Ángel (Scrum)</text:p>
      <text:p text:style-name="P13">La tarea de Aníbal y la tarea 5 de Pablo ya se han revisado y pasan a terminadas</text:p>
      <text:p text:style-name="P13">La tarea de Erik se mantiene en revisión y la tarea 4 de Pablo está pendiente de subir y revisar</text:p>
      <text:p text:style-name="P13">Finalizada a las 20:4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09T21:06:54.606000000</dc:date>
    <meta:editing-duration>PT3H52S</meta:editing-duration>
    <meta:editing-cycles>27</meta:editing-cycles>
    <meta:document-statistic meta:table-count="0" meta:image-count="0" meta:object-count="0" meta:page-count="1" meta:paragraph-count="33" meta:word-count="223" meta:character-count="1173" meta:non-whitespace-character-count="981"/>
  </office:meta>
</office:document-meta>
</file>